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2.36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4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6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89cm" svg:height="1.5cm" svg:x="3.08cm" svg:y="2.01cm">
          <text:list text:style-name="L1">
            <text:list-header>
              <text:p text:style-name="P1"><text:span text:style-name="T1">Authorization-Enhanced Email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9" draw:id="id9" draw:layer="layout" svg:width="2.201cm" svg:height="1.473cm" svg:x="5.977cm" svg:y="8.06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2.201cm" svg:height="1.473cm" svg:x="9.977cm" svg:y="10.161cm">
          <draw:glue-point draw:id="4" svg:x="5.056cm" svg:y="-1.86cm"/>
          <draw:glue-point draw:id="5" svg:x="5.056cm" svg:y="1.588cm"/>
          <text:list text:style-name="L1">
            <text:list-header>
              <text:p text:style-name="P3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1" draw:id="id11" draw:layer="layout" svg:width="2.201cm" svg:height="1.473cm" svg:x="21.479cm" svg:y="8.06cm">
          <text:list text:style-name="L1">
            <text:list-header>
              <text:p text:style-name="P5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line draw:style-name="gr5" draw:text-style-name="P7" draw:layer="layout" svg:x1="14.78cm" svg:y1="6.222cm" svg:x2="14.785cm" svg:y2="19.363cm">
          <text:p/>
        </draw:line>
        <draw:custom-shape draw:style-name="gr6" draw:text-style-name="P9" draw:layer="layout" svg:width="1.497cm" svg:height="0.642cm" svg:x="14.896cm" svg:y="6.745cm">
          <text:list text:style-name="L1">
            <text:list-header>
              <text:p text:style-name="P8"><text:span text:style-name="T3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6" xml:id="id1" draw:id="id1" draw:layer="layout" svg:width="2.2cm" svg:height="1.473cm" svg:x="17.472cm" svg:y="10.165cm">
          <draw:glue-point draw:id="4" svg:x="-5.031cm" svg:y="-1.887cm"/>
          <draw:glue-point draw:id="5" svg:x="-5.031cm" svg:y="1.853cm"/>
          <text:list text:style-name="L1">
            <text:list-header>
              <text:p text:style-name="P5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201cm" svg:height="1.473cm" svg:x="5.977cm" svg:y="5.263cm">
          <text:list text:style-name="L1">
            <text:list-header>
              <text:p text:style-name="P5"><text:span text:style-name="T2">UMA</text:span></text:p>
            </text:list-header>
            <text:list-item>
              <text:p text:style-name="P5"><text:span text:style-name="T4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2cm" svg:height="1.473cm" svg:x="21.479cm" svg:y="5.263cm">
          <text:list text:style-name="L1">
            <text:list-header>
              <text:p text:style-name="P5"><text:span text:style-name="T2">UMA</text:span></text:p>
            </text:list-header>
            <text:list-item>
              <text:p text:style-name="P5"><text:span text:style-name="T4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598cm" svg:height="0.962cm" svg:x="12.995cm" svg:y="3.755cm">
          <draw:text-box>
            <text:p text:style-name="P11">Data-Flow</text:p>
          </draw:text-box>
        </draw:frame>
        <draw:custom-shape draw:style-name="gr11" draw:text-style-name="P12" xml:id="id4" draw:id="id4" draw:layer="layout" svg:width="2.201cm" svg:height="1.535cm" svg:x="5.977cm" svg:y="13.2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4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2.201cm" svg:height="1.535cm" svg:x="5.977cm" svg:y="17.295cm">
          <text:list text:style-name="L1">
            <text:list-header>
              <text:p text:style-name="P3"><text:span text:style-name="T5">Webmail</text:span></text:p>
            </text:list-header>
            <text:list-item>
              <text:p text:style-name="P3"><text:span text:style-name="T4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2" xml:id="id12" draw:id="id12" draw:layer="layout" svg:width="2.201cm" svg:height="1.535cm" svg:x="9.977cm" svg:y="13.295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5"><text:span text:style-name="T4">Rq Party Client</text:span></text:p>
            </text:list-item>
            <text:list-item>
              <text:p text:style-name="P5"><text:span text:style-name="T4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4" draw:text-style-name="P13" draw:layer="layout" draw:type="line" svg:x1="18.572cm" svg:y1="11.638cm" svg:x2="18.577cm" svg:y2="13.295cm" draw:start-shape="id1" draw:start-glue-point="2" draw:end-shape="id2" draw:end-glue-point="0" svg:d="M18572 11638l5 1657" svg:viewBox="0 0 6 1658">
          <text:p/>
        </draw:connector>
        <draw:custom-shape draw:style-name="gr15" draw:text-style-name="P12" xml:id="id6" draw:id="id6" draw:layer="layout" svg:width="2.201cm" svg:height="1.535cm" svg:x="21.477cm" svg:y="13.2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4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2" xml:id="id2" draw:id="id2" draw:layer="layout" svg:width="2.201cm" svg:height="1.535cm" svg:x="17.477cm" svg:y="13.295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5"><text:span text:style-name="T4">Rq Party Client</text:span></text:p>
            </text:list-item>
            <text:list-item>
              <text:p text:style-name="P5"><text:span text:style-name="T4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" xml:id="id8" draw:id="id8" draw:layer="layout" svg:width="2.201cm" svg:height="1.535cm" svg:x="21.477cm" svg:y="17.295cm">
          <text:list text:style-name="L1">
            <text:list-header>
              <text:p text:style-name="P3"><text:span text:style-name="T5">Webmail</text:span></text:p>
            </text:list-header>
            <text:list-item>
              <text:p text:style-name="P3"><text:span text:style-name="T4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4" xml:id="id5" draw:id="id5" draw:layer="layout" svg:width="1.932cm" svg:height="1.889cm" svg:x="25.475cm" svg:y="13.121cm">
          <text:list text:style-name="L1">
            <text:list-header>
              <text:p text:style-name="P5"><text:span text:style-name="T5">Data</text:span></text:p>
              <text:p text:style-name="P5"><text:span text:style-name="T6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4" xml:id="id3" draw:id="id3" draw:layer="layout" svg:width="1.923cm" svg:height="1.872cm" svg:x="2.21cm" svg:y="13.121cm">
          <text:list text:style-name="L1">
            <text:list-header>
              <text:p text:style-name="P5"><text:span text:style-name="T5">Data</text:span></text:p>
              <text:p text:style-name="P5"><text:span text:style-name="T6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3" draw:layer="layout" draw:type="line" svg:x1="4.133cm" svg:y1="14.057cm" svg:x2="5.977cm" svg:y2="14.062cm" draw:start-shape="id3" draw:start-glue-point="8" draw:end-shape="id4" draw:end-glue-point="3" svg:d="M4133 14057l1844 5" svg:viewBox="0 0 1845 6">
          <text:p/>
        </draw:connector>
        <draw:connector draw:style-name="gr20" draw:text-style-name="P13" draw:layer="layout" draw:type="line" svg:x1="25.475cm" svg:y1="14.065cm" svg:x2="23.678cm" svg:y2="14.062cm" draw:start-shape="id5" draw:start-glue-point="8" draw:end-shape="id6" draw:end-glue-point="1" svg:d="M25475 14065l-1797-3" svg:viewBox="0 0 1798 4">
          <text:p/>
        </draw:connector>
        <draw:connector draw:style-name="gr20" draw:text-style-name="P13" draw:layer="layout" draw:type="line" svg:x1="7.077cm" svg:y1="17.295cm" svg:x2="7.077cm" svg:y2="14.83cm" draw:start-shape="id7" draw:start-glue-point="0" draw:end-shape="id4" draw:end-glue-point="2" svg:d="M7077 17295v-2465" svg:viewBox="0 0 1 2466">
          <text:p/>
        </draw:connector>
        <draw:connector draw:style-name="gr20" draw:text-style-name="P13" draw:layer="layout" draw:type="line" svg:x1="22.577cm" svg:y1="17.295cm" svg:x2="22.577cm" svg:y2="14.83cm" draw:start-shape="id8" draw:start-glue-point="0" draw:end-shape="id6" draw:end-glue-point="2" svg:d="M22577 17295v-2465" svg:viewBox="0 0 1 2466">
          <text:p/>
        </draw:connector>
        <draw:connector draw:style-name="gr14" draw:text-style-name="P13" draw:layer="layout" svg:x1="8.178cm" svg:y1="8.796cm" svg:x2="11.077cm" svg:y2="10.161cm" draw:start-shape="id9" draw:start-glue-point="1" draw:end-shape="id10" draw:end-glue-point="0" svg:d="M8178 8796h2899v1365" svg:viewBox="0 0 2900 1366">
          <text:p/>
        </draw:connector>
        <draw:connector draw:style-name="gr14" draw:text-style-name="P13" draw:layer="layout" svg:x1="21.48cm" svg:y1="8.796cm" svg:x2="18.572cm" svg:y2="10.165cm" draw:start-shape="id11" draw:start-glue-point="3" draw:end-shape="id1" draw:end-glue-point="0" svg:d="M21480 8796h-2908v1369" svg:viewBox="0 0 2909 1370">
          <text:p/>
        </draw:connector>
        <draw:connector draw:style-name="gr20" draw:text-style-name="P13" draw:layer="layout" svg:x1="7.077cm" svg:y1="8.06cm" svg:x2="22.58cm" svg:y2="8.06cm" draw:start-shape="id9" draw:start-glue-point="0" draw:end-shape="id11" draw:end-glue-point="0" svg:d="M7077 8060v-514h15503v514" svg:viewBox="0 0 15504 515">
          <text:p/>
        </draw:connector>
        <draw:connector draw:style-name="gr14" draw:text-style-name="P13" draw:layer="layout" draw:type="line" svg:x1="7.077cm" svg:y1="13.295cm" svg:x2="7.077cm" svg:y2="9.533cm" draw:start-shape="id4" draw:start-glue-point="0" draw:end-shape="id9" draw:end-glue-point="2" svg:d="M7077 13295v-3762" svg:viewBox="0 0 1 3763">
          <text:p/>
        </draw:connector>
        <draw:connector draw:style-name="gr14" draw:text-style-name="P13" draw:layer="layout" svg:x1="11.077cm" svg:y1="11.634cm" svg:x2="11.077cm" svg:y2="13.295cm" draw:start-shape="id10" draw:start-glue-point="2" draw:end-shape="id12" draw:end-glue-point="0" svg:d="M11077 11634v1661" svg:viewBox="0 0 1 1662">
          <text:p/>
        </draw:connector>
        <draw:connector draw:style-name="gr14" draw:text-style-name="P13" draw:layer="layout" draw:type="line" svg:x1="9.977cm" svg:y1="14.062cm" svg:x2="8.178cm" svg:y2="14.062cm" draw:start-shape="id12" draw:start-glue-point="3" draw:end-shape="id4" draw:end-glue-point="1" svg:d="M9977 14062h-1799" svg:viewBox="0 0 1800 1">
          <text:p/>
        </draw:connector>
        <draw:connector draw:style-name="gr14" draw:text-style-name="P13" draw:layer="layout" draw:type="line" svg:x1="22.577cm" svg:y1="13.295cm" svg:x2="22.58cm" svg:y2="9.533cm" draw:start-shape="id6" draw:start-glue-point="0" draw:end-shape="id11" draw:end-glue-point="2" svg:d="M22577 13295l3-3762" svg:viewBox="0 0 4 3763">
          <text:p/>
        </draw:connector>
        <draw:connector draw:style-name="gr14" draw:text-style-name="P13" draw:layer="layout" draw:type="line" svg:x1="19.678cm" svg:y1="14.062cm" svg:x2="21.477cm" svg:y2="14.062cm" draw:start-shape="id2" draw:start-glue-point="1" draw:end-shape="id6" draw:end-glue-point="3" svg:d="M19678 14062h1799" svg:viewBox="0 0 1800 1">
          <text:p/>
        </draw:connector>
        <draw:connector draw:style-name="gr14" draw:text-style-name="P13" draw:layer="layout" draw:type="lines" draw:line-skew="0cm -0.007cm" svg:x1="7.629cm" svg:y1="14.824cm" svg:x2="18.577cm" svg:y2="14.83cm" draw:start-shape="id4" draw:start-glue-point="5" draw:end-shape="id2" draw:end-glue-point="2" svg:d="M7629 14824v518l10948-7v-505" svg:viewBox="0 0 10949 519">
          <text:p/>
        </draw:connector>
        <draw:connector draw:style-name="gr14" draw:text-style-name="P13" draw:layer="layout" draw:type="lines" draw:line-skew="0.428cm 0.466cm" svg:x1="22.043cm" svg:y1="14.83cm" svg:x2="11.077cm" svg:y2="14.83cm" draw:start-shape="id6" draw:start-glue-point="5" draw:end-shape="id12" draw:end-glue-point="2" svg:d="M22043 14830v940l-10966 38v-978" svg:viewBox="0 0 10967 979">
          <text:p/>
        </draw:connector>
        <draw:custom-shape draw:style-name="gr21" draw:text-style-name="P9" draw:layer="layout" svg:width="1.408cm" svg:height="0.642cm" svg:x="14.851cm" svg:y="14.569cm">
          <text:list text:style-name="L1">
            <text:list-header>
              <text:p text:style-name="P8"><text:span text:style-name="T3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5" draw:layer="layout" svg:width="2.86cm" svg:height="2.249cm" svg:x="5.657cm" svg:y="16.9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86cm" svg:height="2.249cm" svg:x="21.157cm" svg:y="16.9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25cm" svg:height="0.642cm" svg:x="8.549cm" svg:y="17.717cm">
          <text:list text:style-name="L1">
            <text:list-header>
              <text:p text:style-name="P8"><text:span text:style-name="T3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2.25cm" svg:height="0.642cm" svg:x="24.052cm" svg:y="17.726cm">
          <text:list text:style-name="L1">
            <text:list-header>
              <text:p text:style-name="P8"><text:span text:style-name="T3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9" draw:layer="layout" svg:width="1.497cm" svg:height="0.642cm" svg:x="7.125cm" svg:y="11.117cm">
          <text:list text:style-name="L1">
            <text:list-header>
              <text:p text:style-name="P8"><text:span text:style-name="T3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1.497cm" svg:height="0.642cm" svg:x="22.629cm" svg:y="11.129cm">
          <text:list text:style-name="L1">
            <text:list-header>
              <text:p text:style-name="P8"><text:span text:style-name="T3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.459cm" svg:height="0.642cm" svg:x="11.104cm" svg:y="12.087cm">
          <text:list text:style-name="L1">
            <text:list-header>
              <text:p text:style-name="P8"><text:span text:style-name="T3">POP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.459cm" svg:height="0.642cm" svg:x="18.607cm" svg:y="12.099cm">
          <text:list text:style-name="L1">
            <text:list-header>
              <text:p text:style-name="P8"><text:span text:style-name="T3">POP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1.408cm" svg:height="0.642cm" svg:x="8.365cm" svg:y="13.381cm">
          <text:list text:style-name="L1">
            <text:list-header>
              <text:p text:style-name="P8"><text:span text:style-name="T3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1.408cm" svg:height="0.642cm" svg:x="19.879cm" svg:y="13.393cm">
          <text:list text:style-name="L1">
            <text:list-header>
              <text:p text:style-name="P8"><text:span text:style-name="T3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" draw:layer="layout" svg:width="1.497cm" svg:height="0.642cm" svg:x="8.929cm" svg:y="8.129cm">
          <text:list text:style-name="L1">
            <text:list-header>
              <text:p text:style-name="P8"><text:span text:style-name="T3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.497cm" svg:height="0.642cm" svg:x="19.233cm" svg:y="8.141cm">
          <text:list text:style-name="L1">
            <text:list-header>
              <text:p text:style-name="P8"><text:span text:style-name="T3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.408cm" svg:height="0.642cm" svg:x="7.079cm" svg:y="15.793cm">
          <text:list text:style-name="L1">
            <text:list-header>
              <text:p text:style-name="P8"><text:span text:style-name="T3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.408cm" svg:height="0.642cm" svg:x="22.593cm" svg:y="15.805cm">
          <text:list text:style-name="L1">
            <text:list-header>
              <text:p text:style-name="P8"><text:span text:style-name="T3">REST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8-08T02:00:47.748557835</dc:date>
    <dc:creator>Igor Zboran</dc:creator>
    <meta:editing-duration>PT3H18M33S</meta:editing-duration>
    <meta:editing-cycles>49</meta:editing-cycles>
    <meta:generator>LibreOffice/6.4.5.2$Linux_X86_64 LibreOffice_project/1ed6aca320d7f4d82924e6cec66e4f7527376448</meta:generator>
    <meta:document-statistic meta:object-count="48"/>
  </office:meta>
</office:document-meta>
</file>